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a68" officeooo:paragraph-rsid="00058a68"/>
    </style:style>
    <style:style style:name="P2" style:family="paragraph" style:parent-style-name="Standard">
      <style:text-properties officeooo:rsid="00061fed" officeooo:paragraph-rsid="00061fed"/>
    </style:style>
    <style:style style:name="P3" style:family="paragraph" style:parent-style-name="Standard">
      <style:text-properties officeooo:rsid="00070dc3" officeooo:paragraph-rsid="00070dc3"/>
    </style:style>
    <style:style style:name="P4" style:family="paragraph" style:parent-style-name="Standard">
      <style:text-properties officeooo:rsid="0008e38f" officeooo:paragraph-rsid="0008e38f"/>
    </style:style>
    <style:style style:name="P5" style:family="paragraph" style:parent-style-name="Standard">
      <style:text-properties officeooo:rsid="00092e93" officeooo:paragraph-rsid="00092e93"/>
    </style:style>
    <style:style style:name="P6" style:family="paragraph" style:parent-style-name="Standard">
      <style:text-properties officeooo:rsid="000b9505" officeooo:paragraph-rsid="000b95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more details to user creating account (address etc)</text:p>
      <text:p text:style-name="P1">add user profile</text:p>
      <text:p text:style-name="P1">allows users to leave reviews</text:p>
      <text:p text:style-name="P2">admin panel</text:p>
      <text:p text:style-name="P3">form validation</text:p>
      <text:p text:style-name="P4">when they click on button on home page only show stuff on offer</text:p>
      <text:p text:style-name="P5">only admins can access /admin</text:p>
      <text:p text:style-name="P6">add products via admin pane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6:39:05.786911159</meta:creation-date>
    <dc:date>2022-03-22T08:11:04.349190631</dc:date>
    <meta:editing-duration>PT45M9S</meta:editing-duration>
    <meta:editing-cycles>7</meta:editing-cycles>
    <meta:generator>LibreOffice/7.2.5.2$Linux_X86_64 LibreOffice_project/20$Build-2</meta:generator>
    <meta:document-statistic meta:table-count="0" meta:image-count="0" meta:object-count="0" meta:page-count="1" meta:paragraph-count="8" meta:word-count="44" meta:character-count="246" meta:non-whitespace-character-count="210"/>
  </office:meta>
</office:document-meta>
</file>